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36mm"/>
    </style:style>
    <style:style style:name="co3" style:family="table-column">
      <style:table-column-properties fo:break-before="auto" style:column-width="85.23mm"/>
    </style:style>
    <style:style style:name="co4" style:family="table-column">
      <style:table-column-properties fo:break-before="auto" style:column-width="38.44mm"/>
    </style:style>
    <style:style style:name="co5" style:family="table-column">
      <style:table-column-properties fo:break-before="auto" style:column-width="27.39mm"/>
    </style:style>
    <style:style style:name="co6" style:family="table-column">
      <style:table-column-properties fo:break-before="auto" style:column-width="22.86mm"/>
    </style:style>
    <style:style style:name="co7" style:family="table-column">
      <style:table-column-properties fo:break-before="auto" style:column-width="209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1.59mm" fo:break-before="auto" style:use-optimal-row-height="false"/>
    </style:style>
    <style:style style:name="ro3" style:family="table-row">
      <style:table-row-properties style:row-height="40.36mm" fo:break-before="auto" style:use-optimal-row-height="false"/>
    </style:style>
    <style:style style:name="ro4" style:family="table-row">
      <style:table-row-properties style:row-height="10.02mm" fo:break-before="auto" style:use-optimal-row-height="false"/>
    </style:style>
    <style:style style:name="ro5" style:family="table-row">
      <style:table-row-properties style:row-height="41.98mm" fo:break-before="auto" style:use-optimal-row-height="false"/>
    </style:style>
    <style:style style:name="ro6" style:family="table-row">
      <style:table-row-properties style:row-height="37.55mm" fo:break-before="auto" style:use-optimal-row-height="false"/>
    </style:style>
    <style:style style:name="ro7" style:family="table-row">
      <style:table-row-properties style:row-height="42.55mm" fo:break-before="auto" style:use-optimal-row-height="true"/>
    </style:style>
    <style:style style:name="ro8" style:family="table-row">
      <style:table-row-properties style:row-height="25.75mm" fo:break-before="auto" style:use-optimal-row-height="true"/>
    </style:style>
    <style:style style:name="ro9" style:family="table-row">
      <style:table-row-properties style:row-height="13.16mm" fo:break-before="auto" style:use-optimal-row-height="true"/>
    </style:style>
    <style:style style:name="ro10" style:family="table-row">
      <style:table-row-properties style:row-height="8.94mm" fo:break-before="auto" style:use-optimal-row-height="true"/>
    </style:style>
    <style:style style:name="ro11" style:family="table-row">
      <style:table-row-properties style:row-height="17.36mm" fo:break-before="auto" style:use-optimal-row-height="true"/>
    </style:style>
    <style:style style:name="ro12" style:family="table-row">
      <style:table-row-properties style:row-height="75.39mm" fo:break-before="auto" style:use-optimal-row-height="false"/>
    </style:style>
    <style:style style:name="ro13" style:family="table-row">
      <style:table-row-properties style:row-height="55.79mm" fo:break-before="auto" style:use-optimal-row-height="false"/>
    </style:style>
    <style:style style:name="ro14" style:family="table-row">
      <style:table-row-properties style:row-height="63.78mm" fo:break-before="auto" style:use-optimal-row-height="false"/>
    </style:style>
    <style:style style:name="ro15" style:family="table-row">
      <style:table-row-properties style:row-height="45.3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 fo:border="0.06pt solid #000000" style:vertical-align="top"/>
    </style:style>
    <style:style style:name="ce5" style:family="table-cell" style:parent-style-name="Default">
      <style:table-cell-properties fo:border="none" style:vertical-align="top"/>
    </style:style>
    <style:style style:name="ce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8" style:family="table-cell" style:parent-style-name="Default">
      <style:table-cell-properties fo:background-color="#cccccc" style:text-align-source="fix" style:repeat-content="false" fo:border="0.06pt solid #000000" style:vertical-align="top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fo:border="none" style:vertical-align="top"/>
      <style:paragraph-properties fo:text-align="start" fo:margin-left="0mm"/>
    </style:style>
    <style:style style:name="ce13" style:family="table-cell" style:parent-style-name="Default">
      <style:table-cell-properties fo:border-bottom="0.06pt solid #000000" fo:background-color="#999999" style:text-align-source="fix" style:repeat-content="false" fo:border-left="0.06pt solid #000000" fo:border-right="none" fo:border-top="0.06pt solid #000000" style:vertical-align="top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Liberation Sans" style:font-name-asian="DejaVu Sans" style:font-name-complex="FreeSans"/>
    </style:style>
    <style:style style:name="ce16" style:family="table-cell" style:parent-style-name="Default">
      <style:table-cell-properties fo:background-color="#eeeeee" style:text-align-source="fix" style:repeat-content="false" fo:border="0.06pt solid #000000" style:vertical-align="top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Liberation Sans" style:font-name-asian="DejaVu Sans" style:font-name-complex="FreeSans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style:font-name="Liberation Sans" style:font-name-asian="DejaVu Sans" style:font-name-complex="FreeSans"/>
    </style:style>
    <style:style style:name="ce2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</style:style>
    <style:style style:name="ce23" style:family="table-cell" style:parent-style-name="Default">
      <style:table-cell-properties fo:background-color="#999999" style:text-align-source="fix" style:repeat-content="false" fo:wrap-option="wrap" fo:border="0.06pt solid #000000" style:vertical-align="top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style:font-name="Liberation Sans" style:font-name-asian="DejaVu Sans" style:font-name-complex="FreeSans"/>
    </style:style>
    <style:style style:name="ce2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27" style:family="table-cell" style:parent-style-name="Default">
      <style:table-cell-properties fo:border-bottom="0.06pt solid #000000" fo:background-color="#999999" style:text-align-source="fix" style:repeat-content="false" fo:border-left="none" fo:border-right="0.06pt solid #000000" fo:border-top="0.06pt solid #000000" style:vertical-align="top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style:font-name-asian="DejaVu Sans" style:font-name-complex="FreeSans"/>
    </style:style>
    <style:style style:name="ce29" style:family="table-cell" style:parent-style-name="Default">
      <style:table-cell-properties fo:background-color="#eeeeee" style:text-align-source="fix" style:repeat-content="false" fo:border="0.06pt solid #000000" style:vertical-align="top"/>
      <style:paragraph-properties fo:text-align="center" fo:margin-left="0mm"/>
    </style:style>
    <style:style style:name="ce30" style:family="table-cell" style:parent-style-name="Default">
      <style:table-cell-properties style:vertical-align="top"/>
    </style:style>
    <style:style style:name="ce31" style:family="table-cell" style:parent-style-name="Default">
      <style:table-cell-properties style:text-align-source="fix" style:repeat-content="false" fo:border="none" style:vertical-align="top"/>
      <style:paragraph-properties fo:text-align="center" fo:margin-left="0mm"/>
    </style:style>
    <style:style style:name="ce32" style:family="table-cell" style:parent-style-name="Default">
      <style:table-cell-properties fo:background-color="#999999" style:text-align-source="fix" style:repeat-content="false" fo:border="0.06pt solid #000000" style:vertical-align="top"/>
      <style:paragraph-properties fo:text-align="center" fo:margin-left="0mm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top"/>
      <style:paragraph-properties fo:text-align="start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9"/>
        <table:table-column table:style-name="co5" table:default-cell-style-name="ce26"/>
        <table:table-column table:style-name="co6" table:default-cell-style-name="ce26"/>
        <table:table-column table:style-name="co7" table:default-cell-style-name="ce10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Notice:</text:p>
          </table:table-cell>
          <table:covered-table-cell table:style-name="ce11"/>
          <table:table-cell table:style-name="ce20" table:number-columns-spanned="4" table:number-rows-spanned="1"/>
          <table:covered-table-cell table:style-name="ce5"/>
          <table:covered-table-cell table:style-name="ce31"/>
          <table:covered-table-cell table:style-name="ce12"/>
          <table:table-cell table:number-columns-repeated="1017"/>
        </table:table-row>
        <table:table-row table:style-name="ro2">
          <table:table-cell table:style-name="ce1"/>
          <table:table-cell table:style-name="ce4" office:value-type="string" calcext:value-type="string" table:number-columns-spanned="5" table:number-rows-spanned="1">
            <text:p>The basis for this comparison is a reduce UML meta model which contains only the most necessary elements to define Statemachines.</text:p>
          </table:table-cell>
          <table:covered-table-cell table:style-name="ce11"/>
          <table:covered-table-cell table:style-name="ce21"/>
          <table:covered-table-cell table:number-columns-repeated="2" table:style-name="ce12"/>
          <table:table-cell table:style-name="ce12"/>
          <table:table-cell table:style-name="ce1" table:number-columns-repeated="1015"/>
          <table:table-cell table:number-columns-repeated="2"/>
        </table:table-row>
        <table:table-row table:style-name="ro1">
          <table:table-cell/>
          <table:table-cell table:style-name="ce5"/>
          <table:table-cell table:style-name="ce12"/>
          <table:table-cell table:style-name="ce2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No.</text:p>
          </table:table-cell>
          <table:table-cell table:style-name="ce13" office:value-type="string" calcext:value-type="string">
            <text:p>Magic Draw Edit Operation</text:p>
          </table:table-cell>
          <table:table-cell table:style-name="ce23" office:value-type="string" calcext:value-type="string">
            <text:p>Informal Specification</text:p>
          </table:table-cell>
          <table:table-cell table:style-name="ce27" office:value-type="string" calcext:value-type="string">
            <text:p>In Editor</text:p>
          </table:table-cell>
          <table:table-cell table:style-name="ce32" office:value-type="string" calcext:value-type="string">
            <text:p>Is Generated</text:p>
          </table:table-cell>
          <table:table-cell table:style-name="ce33" office:value-type="string" calcext:value-type="string">
            <text:p>Generated Operatio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ADD_Behavior_(postcondition)_TGT_Constraint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ADD_Behavior_(precondition)_TGT_Constraint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3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ADD_Behavior_(redefinedBehavior)_TGT_Behavior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4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ADD_ConnectionPointReference_(entry)_TGT_Pseudostate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5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ADD_ConnectionPointReference_(exit)_TGT_Pseudostate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6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ADD_StateMachine_(extendedStateMachine)_TGT_StateMachine_execute.henshin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7.</text:p>
          </table:table-cell>
          <table:table-cell table:style-name="ce11" office:value-type="string" calcext:value-type="string">
            <text:p>CreateSubstatemachineInRegion(s)</text:p>
          </table:table-cell>
          <table:table-cell table:style-name="ce9" office:value-type="string" calcext:value-type="string">
            <text:p>A Statemachine can reference one or more States s which itself can have contained Statemachines. This operation adds another State to the non-containment reference list „submachineState“ of a Statemachine.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ADD_StateMachine_(submachineState)_TGT_State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8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HANGE_REFERENCE_Transition_(source)_TGT_Vertex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9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HANGE_REFERENCE_Transition_(target)_TGT_Vertex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0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CREATE_ConnectionPointReference_IN_Region_(subvertex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1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ConnectionPointReference_IN_State_(connection)_execute.henshin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7" office:value-type="string" calcext:value-type="string">
            <text:p>12.</text:p>
          </table:table-cell>
          <table:table-cell table:style-name="ce14"/>
          <table:table-cell table:style-name="ce9" office:value-type="string" calcext:value-type="string">
            <text:p>Creates A Finalstate in a Region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4" office:value-type="string" calcext:value-type="string">
            <text:p>CREATE_FinalState_IN_Region_(subvertex)_execute.henshin</text:p>
          </table:table-cell>
          <table:table-cell table:style-name="ce2" table:number-columns-repeated="1017"/>
        </table:table-row>
        <table:table-row table:style-name="ro5">
          <table:table-cell/>
          <table:table-cell table:style-name="ce7" office:value-type="string" calcext:value-type="string">
            <text:p>13.</text:p>
          </table:table-cell>
          <table:table-cell table:style-name="ce11"/>
          <table:table-cell table:style-name="ce9" office:value-type="string" calcext:value-type="string">
            <text:p>A State can imply a system activity or behavior, which can be described by, e.g., a ProtocolStateMachine. This Operation creates a ProtocolStatemachine as target for the containment reference „doActivity“.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ProtocolStateMachine_IN_State_(doActivity)_execute.henshin</text:p>
          </table:table-cell>
          <table:table-cell table:number-columns-repeated="1017"/>
        </table:table-row>
        <table:table-row table:style-name="ro6">
          <table:table-cell/>
          <table:table-cell table:style-name="ce7" office:value-type="string" calcext:value-type="string">
            <text:p>14.</text:p>
          </table:table-cell>
          <table:table-cell table:style-name="ce11"/>
          <table:table-cell table:style-name="ce9" office:value-type="string" calcext:value-type="string">
            <text:p>A State can prescribe an entry behavior which should be processed before the state activity. This operation creates a ProtocolStateMachine as <text:s/>target of the containment reference „entry“.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ProtocolStateMachine_IN_State_(entry)_execute.henshin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 calcext:value-type="string">
            <text:p>15.</text:p>
          </table:table-cell>
          <table:table-cell table:style-name="ce11"/>
          <table:table-cell table:style-name="ce24" office:value-type="string" calcext:value-type="string">
            <text:p>A State can prescribe an exit behavior which should be processed after the state activity. This operation creates a ProtocolStateMachine as <text:s/>target of the containment reference „exit“.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ProtocolStateMachine_IN_State_(exit)_execute.henshin</text:p>
          </table:table-cell>
          <table:table-cell table:number-columns-repeated="1017"/>
        </table:table-row>
        <table:table-row table:style-name="ro8">
          <table:table-cell/>
          <table:table-cell table:style-name="ce7" office:value-type="string" calcext:value-type="string">
            <text:p>16.</text:p>
          </table:table-cell>
          <table:table-cell table:style-name="ce11"/>
          <table:table-cell table:style-name="ce9" office:value-type="string" calcext:value-type="string">
            <text:p>This operation creates a ProtocolStatemachine as target of a containment reference „effect“ to Transition.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ProtocolStateMachine_IN_Transition_(effect)_execute.henshin</text:p>
          </table:table-cell>
          <table:table-cell table:number-columns-repeated="1017"/>
        </table:table-row>
        <table:table-row table:style-name="ro9">
          <table:table-cell/>
          <table:table-cell table:style-name="ce7" office:value-type="string" calcext:value-type="string">
            <text:p>17.</text:p>
          </table:table-cell>
          <table:table-cell table:style-name="ce11" office:value-type="string" calcext:value-type="string">
            <text:p>CreatePseudostateInRegion(k, r)</text:p>
          </table:table-cell>
          <table:table-cell table:style-name="ce9" office:value-type="string" calcext:value-type="string">
            <text:p>Creates a Pseudostate of a specific, given kind k to a Region r.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Pseudostate_IN_Region_(subvertex)_execute.henshin</text:p>
          </table:table-cell>
          <table:table-cell table:number-columns-repeated="1017"/>
        </table:table-row>
        <table:table-row table:style-name="ro9">
          <table:table-cell/>
          <table:table-cell table:style-name="ce7" office:value-type="string" calcext:value-type="string">
            <text:p>18.</text:p>
          </table:table-cell>
          <table:table-cell table:style-name="ce11" office:value-type="string" calcext:value-type="string">
            <text:p>CreatePseudostateInState(k, s)</text:p>
          </table:table-cell>
          <table:table-cell table:style-name="ce9" office:value-type="string" calcext:value-type="string">
            <text:p>Creates a Pseudostate of a specific, given kind k to a State s.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Pseudostate_IN_State_(connectionPoint)_execute.henshin</text:p>
          </table:table-cell>
          <table:table-cell table:number-columns-repeated="1017"/>
        </table:table-row>
        <table:table-row table:style-name="ro9">
          <table:table-cell/>
          <table:table-cell table:style-name="ce7" office:value-type="string" calcext:value-type="string">
            <text:p>19.</text:p>
          </table:table-cell>
          <table:table-cell table:style-name="ce15" office:value-type="string" calcext:value-type="string">
            <text:p>CreatePseudostateInStateMachine(k, s)</text:p>
          </table:table-cell>
          <table:table-cell table:style-name="ce9" office:value-type="string" calcext:value-type="string">
            <text:p>Creates a Pseudostate of a specific, given kind k to a StateMachine s.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Pseudostate_IN_StateMachine_(connectionPoint)_execute.henshin</text:p>
          </table:table-cell>
          <table:table-cell table:number-columns-repeated="1017"/>
        </table:table-row>
        <table:table-row table:style-name="ro10">
          <table:table-cell/>
          <table:table-cell table:style-name="ce7" office:value-type="string" calcext:value-type="string">
            <text:p>20.</text:p>
          </table:table-cell>
          <table:table-cell table:style-name="ce11"/>
          <table:table-cell table:style-name="ce9" office:value-type="string" calcext:value-type="string">
            <text:p>Creates a Region in a State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Region_IN_State_(region)_execute.henshin</text:p>
          </table:table-cell>
          <table:table-cell table:number-columns-repeated="1017"/>
        </table:table-row>
        <table:table-row table:style-name="ro10">
          <table:table-cell/>
          <table:table-cell table:style-name="ce7" office:value-type="string" calcext:value-type="string">
            <text:p>21.</text:p>
          </table:table-cell>
          <table:table-cell table:style-name="ce11"/>
          <table:table-cell table:style-name="ce9" office:value-type="string" calcext:value-type="string">
            <text:p>Creates a Region in a Statemachine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Region_IN_StateMachine_(region)_execute.henshin</text:p>
          </table:table-cell>
          <table:table-cell table:number-columns-repeated="1017"/>
        </table:table-row>
        <table:table-row table:style-name="ro11">
          <table:table-cell/>
          <table:table-cell table:style-name="ce7" office:value-type="string" calcext:value-type="string">
            <text:p>22.</text:p>
          </table:table-cell>
          <table:table-cell table:style-name="ce14" office:value-type="string" calcext:value-type="string">
            <text:p>CreateCompositeStateInRegion()</text:p>
          </table:table-cell>
          <table:table-cell table:style-name="ce24" office:value-type="string" calcext:value-type="string">
            <text:p>Creates a State in a Region. Additionally, a Region is also created inside the new State.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State_IN_Region_(subvertex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3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StateMachine_IN_State_(doActivity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4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StateMachine_IN_State_(entry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5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StateMachine_IN_State_(exi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6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StateMachine_IN_Transition_(effec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7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Transition_IN_Region_(transition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8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Trigger_IN_State_(deferrableTrigger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9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Trigger_IN_Transition_(trigger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30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ConnectionPointReference_IN_Region_(subvertex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31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ConnectionPointReference_IN_State_(connection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32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ce17" office:value-type="string" calcext:value-type="string">
            <text:p>DELETE_Constraint_IN_Namespace_(ownedRule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33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FinalState_IN_Region_(subvertex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34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ProtocolStateMachine_IN_State_(doActivity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35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ProtocolStateMachine_IN_State_(entry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36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ProtocolStateMachine_IN_State_(exi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37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ProtocolStateMachine_IN_Transition_(effec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38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Pseudostate_IN_Region_(subvertex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39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Pseudostate_IN_State_(connectionPoin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40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Pseudostate_IN_StateMachine_(connectionPoin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41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Region_IN_State_(region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42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Region_IN_StateMachine_(region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43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State_IN_Region_(subvertex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44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StateMachine_IN_State_(doActivity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45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StateMachine_IN_State_(entry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46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StateMachine_IN_State_(exi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47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StateMachine_IN_Transition_(effec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48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Transition_IN_Region_(transition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49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Trigger_IN_State_(deferrableTrigger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50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Trigger_IN_Transition_(trigger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51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REMOVE_Behavior_(postcondition)_TGT_Constraint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52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REMOVE_Behavior_(precondition)_TGT_Constraint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53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REMOVE_Behavior_(redefinedBehavior)_TGT_Behavior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54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REMOVE_ConnectionPointReference_(entry)_TGT_Pseudostate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55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REMOVE_ConnectionPointReference_(exit)_TGT_Pseudostate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56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REMOVE_StateMachine_(extendedStateMachine)_TGT_StateMachine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57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REMOVE_StateMachine_(submachineState)_TGT_State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58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SET_ATTRIBUTE_Behavior_IsReentrant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59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SET_ATTRIBUTE_Expression_Symbol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60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7" office:value-type="string" calcext:value-type="string">
            <text:p>SET_ATTRIBUTE_NamedElement_Name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61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SET_ATTRIBUTE_Pseudostate_Kind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62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SET_ATTRIBUTE_Transition_Kind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63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SET_REFERENCE_Region_(extendedRegion)_TGT_Region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64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SET_REFERENCE_State_(redefinedState)_TGT_State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65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SET_REFERENCE_State_(stateInvariant)_TGT_Constraint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66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SET_REFERENCE_State_(submachine)_TGT_StateMachine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67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SET_REFERENCE_Transition_(guard)_TGT_Constraint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68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SET_REFERENCE_Transition_(redefinedTransition)_TGT_Transition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69.</text:p>
          </table:table-cell>
          <table:table-cell table:style-name="ce11"/>
          <table:table-cell table:style-name="ce9"/>
          <table:table-cell table:style-name="ce28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UNSET_ATTRIBUTE_Behavior_IsReentrant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70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UNSET_ATTRIBUTE_NamedElement_Name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71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UNSET_ATTRIBUTE_Pseudostate_Kind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72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UNSET_ATTRIBUTE_Transition_Kind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73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UNSET_REFERENCE_Region_(extendedRegion)_TGT_Region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74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UNSET_REFERENCE_State_(redefinedState)_TGT_State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75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UNSET_REFERENCE_State_(stateInvariant)_TGT_Constraint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76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UNSET_REFERENCE_State_(submachine)_TGT_StateMachine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77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UNSET_REFERENCE_Transition_(guard)_TGT_Constraint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78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UNSET_REFERENCE_Transition_(redefinedTransition)_TGT_Transition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79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ConnectionPointReference_FROM_Region_(subvertex)_TO_Region_(subvertex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80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ConnectionPointReference_FROM_State_(connection)_TO_State_(connection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81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Constraint_FROM_Namespace_(ownedRule)_TO_Namespace_(ownedRule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82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DOWN_FinalState_FROM_Constraint_(context)_TO_Constraint_(contex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83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DOWN_FinalState_FROM_NamedElement_(namespace)_TO_NamedElement_(namespace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84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DOWN_FinalState_FROM_Region_(subvertex)_TO_Region_(subvertex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85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DOWN_ProtocolStateMachine_FROM_Transition_(effect)_TO_Transition_(effec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86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DOWN_Region_FROM_Constraint_(context)_TO_Constraint_(contex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87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DOWN_Region_FROM_NamedElement_(namespace)_TO_NamedElement_(namespace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88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DOWN_State_FROM_Constraint_(context)_TO_Constraint_(contex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89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DOWN_State_FROM_NamedElement_(namespace)_TO_NamedElement_(namespace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90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DOWN_State_FROM_Region_(subvertex)_TO_Region_(subvertex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91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DOWN_StateMachine_FROM_Transition_(effect)_TO_Transition_(effec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92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DOWN_Transition_FROM_Constraint_(context)_TO_Constraint_(contex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93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DOWN_Transition_FROM_NamedElement_(namespace)_TO_NamedElement_(namespace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94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FinalState_FROM_Region_(subvertex)_TO_Region_(subvertex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95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ProtocolStateMachine_FROM_State_(doActivity)_TO_State_(doActivity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96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ProtocolStateMachine_FROM_State_(entry)_TO_State_(entry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97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ProtocolStateMachine_FROM_State_(exit)_TO_State_(exi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98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ProtocolStateMachine_FROM_Transition_(effect)_TO_Transition_(effec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99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Pseudostate_FROM_Region_(subvertex)_TO_Region_(subvertex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00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Pseudostate_FROM_State_(connectionPoint)_TO_State_(connectionPoin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01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Pseudostate_FROM_StateMachine_(connectionPoint)_TO_StateMachine_(connectionPoin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02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Region_FROM_State_(region)_TO_State_(region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03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Region_FROM_StateMachine_(region)_TO_StateMachine_(region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04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State_FROM_Region_(subvertex)_TO_Region_(subvertex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05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StateMachine_FROM_State_(doActivity)_TO_State_(doActivity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06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StateMachine_FROM_State_(entry)_TO_State_(entry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07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StateMachine_FROM_State_(exit)_TO_State_(exi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08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StateMachine_FROM_Transition_(effect)_TO_Transition_(effec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09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Transition_FROM_Region_(transition)_TO_Region_(transition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10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Trigger_FROM_State_(deferrableTrigger)_TO_State_(deferrableTrigger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11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Trigger_FROM_Transition_(trigger)_TO_Transition_(trigger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12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UP_FinalState_FROM_Constraint_(context)_TO_Constraint_(contex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13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UP_FinalState_FROM_NamedElement_(namespace)_TO_NamedElement_(namespace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14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UP_FinalState_FROM_Region_(subvertex)_TO_Region_(subvertex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15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UP_ProtocolStateMachine_FROM_Transition_(effect)_TO_Transition_(effec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16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UP_Region_FROM_Constraint_(context)_TO_Constraint_(contex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17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UP_Region_FROM_NamedElement_(namespace)_TO_NamedElement_(namespace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18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UP_State_FROM_Constraint_(context)_TO_Constraint_(contex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19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UP_State_FROM_NamedElement_(namespace)_TO_NamedElement_(namespace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20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UP_State_FROM_Region_(subvertex)_TO_Region_(subvertex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21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UP_StateMachine_FROM_Transition_(effect)_TO_Transition_(effec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22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UP_Transition_FROM_Constraint_(context)_TO_Constraint_(contex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23.</text:p>
          </table:table-cell>
          <table:table-cell table:style-name="ce11"/>
          <table:table-cell table:style-name="ce9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UP_Transition_FROM_NamedElement_(namespace)_TO_NamedElement_(namespace)_execute.henshin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 table:number-columns-spanned="6" table:number-rows-spanned="1">
            <text:p>Special Edit Operations In The Editor</text:p>
          </table:table-cell>
          <table:covered-table-cell table:style-name="ce16"/>
          <table:covered-table-cell table:style-name="ce25"/>
          <table:covered-table-cell table:number-columns-repeated="2" table:style-name="ce29"/>
          <table:covered-table-cell table:style-name="ce16"/>
          <table:table-cell table:number-columns-repeated="1017"/>
        </table:table-row>
        <table:table-row table:style-name="ro12">
          <table:table-cell table:style-name="ce1"/>
          <table:table-cell table:style-name="ce9" office:value-type="string" calcext:value-type="string">
            <text:p>124.</text:p>
          </table:table-cell>
          <table:table-cell table:style-name="ce14" office:value-type="string" calcext:value-type="string">
            <text:p>CreateNewStatemachineDiagram()</text:p>
          </table:table-cell>
          <table:table-cell table:style-name="ce24" office:value-type="string" calcext:value-type="string">
            <text:p>A Statemachine and an internal Region is created together with an internal InitialState, a State and a Transition between them. No Names are given. Note: The State is not created together with an internal Region allthough this is mandatory in the UML specification! This is a complex operation which comprises several atomic not consistency-preserving edit operations.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not</text:p>
          </table:table-cell>
          <table:table-cell table:style-name="ce14"/>
          <table:table-cell table:style-name="ce1" table:number-columns-repeated="1015"/>
          <table:table-cell table:number-columns-repeated="2"/>
        </table:table-row>
        <table:table-row table:style-name="ro13">
          <table:table-cell/>
          <table:table-cell table:style-name="ce9" office:value-type="string" calcext:value-type="string">
            <text:p>125.</text:p>
          </table:table-cell>
          <table:table-cell table:style-name="ce14" office:value-type="string" calcext:value-type="string">
            <text:p>CreateGuardInTransition()</text:p>
          </table:table-cell>
          <table:table-cell table:style-name="ce9" office:value-type="string" calcext:value-type="string">
            <text:p>A Constraint is created in the Transition (connected over the containment reference „ownedRule“) and addionally, the non-constainment reference „guard“ is set to target this Constraint. This is a complex operation which comprises atomic consistency-preserving operations.</text:p>
          </table:table-cell>
          <table:table-cell table:style-name="ce9" office:value-type="string" calcext:value-type="string">
            <text:p>x</text:p>
          </table:table-cell>
          <table:table-cell table:style-name="ce24" office:value-type="string" calcext:value-type="string">
            <text:p>not</text:p>
          </table:table-cell>
          <table:table-cell table:style-name="ce14"/>
          <table:table-cell table:number-columns-repeated="1017"/>
        </table:table-row>
        <table:table-row table:style-name="ro14">
          <table:table-cell/>
          <table:table-cell table:style-name="ce9" office:value-type="string" calcext:value-type="string">
            <text:p>126.</text:p>
          </table:table-cell>
          <table:table-cell table:style-name="ce17" office:value-type="string" calcext:value-type="string">
            <text:p>CreateStateInvariantInState()</text:p>
          </table:table-cell>
          <table:table-cell table:style-name="ce24" office:value-type="string" calcext:value-type="string">
            <text:p>A Constraint is created in the State (connected over the containment reference „ownedRule“) and additionally, the non-constainment reference „stateInvariant“ is set to target this Constraint. This is a complex operation which comprises several atomic consistency-preserving edit operations.</text:p>
          </table:table-cell>
          <table:table-cell table:style-name="ce9" office:value-type="string" calcext:value-type="string">
            <text:p>x</text:p>
          </table:table-cell>
          <table:table-cell table:style-name="ce24" office:value-type="string" calcext:value-type="string">
            <text:p>not</text:p>
          </table:table-cell>
          <table:table-cell table:style-name="ce14"/>
          <table:table-cell table:number-columns-repeated="1017"/>
        </table:table-row>
        <table:table-row table:style-name="ro15">
          <table:table-cell/>
          <table:table-cell table:style-name="ce9" office:value-type="string" calcext:value-type="string">
            <text:p>127.</text:p>
          </table:table-cell>
          <table:table-cell table:style-name="ce18" office:value-type="string" calcext:value-type="string">
            <text:p>CreateOrthogonalStateInRegion()</text:p>
          </table:table-cell>
          <table:table-cell table:style-name="ce24" office:value-type="string" calcext:value-type="string">
            <text:p>Creates a State together with two contained Region inside another Region. This is a complex operation which comprises several atomic consistency-preserving edit operations.</text:p>
          </table:table-cell>
          <table:table-cell table:style-name="ce9" office:value-type="string" calcext:value-type="string">
            <text:p>x</text:p>
          </table:table-cell>
          <table:table-cell table:style-name="ce24" office:value-type="string" calcext:value-type="string">
            <text:p>not</text:p>
          </table:table-cell>
          <table:table-cell table:style-name="ce14"/>
          <table:table-cell table:number-columns-repeated="1017"/>
        </table:table-row>
        <table:table-row table:style-name="ro1" table:number-rows-repeated="20">
          <table:table-cell table:number-columns-repeated="4"/>
          <table:table-cell table:style-name="ce30"/>
          <table:table-cell table:number-columns-repeated="1019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00.00.0000</text:date>, <text:time style:data-style-name="N2" text:time-value="16:15:19.02698728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08:34:00.104029729</meta:creation-date>
    <dc:date>2015-10-14T17:16:47.611611926</dc:date>
    <meta:editing-duration>PT5H13M49S</meta:editing-duration>
    <meta:editing-cycles>45</meta:editing-cycles>
    <meta:generator>LibreOffice/5.0.2.2$Linux_X86_64 LibreOffice_project/00m0$Build-2</meta:generator>
    <meta:document-statistic meta:table-count="1" meta:cell-count="516" meta:object-count="0"/>
  </office:meta>
</office:document-meta>
</file>